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41" style:family="paragraph" style:parent-style-name="Table_20_Contents">
      <style:text-properties style:font-name="Courier New" fo:font-size="10pt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43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2" style:family="paragraph" style:parent-style-name="Table_20_Contents">
      <style:text-properties officeooo:paragraph-rsid="004d3c50"/>
    </style:style>
    <style:style style:name="P63" style:family="paragraph" style:parent-style-name="Table_20_Contents">
      <style:text-properties officeooo:paragraph-rsid="006e8e1a"/>
    </style:style>
    <style:style style:name="P64" style:family="paragraph" style:parent-style-name="Table_20_Contents">
      <style:text-properties officeooo:paragraph-rsid="00767c54"/>
    </style:style>
    <style:style style:name="P65" style:family="paragraph" style:parent-style-name="Table_20_Contents">
      <style:text-properties officeooo:paragraph-rsid="009375c2"/>
    </style:style>
    <style:style style:name="P66" style:family="paragraph" style:parent-style-name="Table_20_Contents">
      <style:text-properties officeooo:paragraph-rsid="00b698e2"/>
    </style:style>
    <style:style style:name="P67" style:family="paragraph" style:parent-style-name="Table_20_Contents">
      <style:text-properties officeooo:paragraph-rsid="00bfdbd1"/>
    </style:style>
    <style:style style:name="P68" style:family="paragraph" style:parent-style-name="Table_20_Contents">
      <style:text-properties officeooo:paragraph-rsid="00e67b40"/>
    </style:style>
    <style:style style:name="P69" style:family="paragraph" style:parent-style-name="Table_20_Contents">
      <style:text-properties officeooo:paragraph-rsid="00e75ea5"/>
    </style:style>
    <style:style style:name="P70" style:family="paragraph" style:parent-style-name="Table_20_Contents">
      <style:text-properties officeooo:paragraph-rsid="0108f4cf"/>
    </style:style>
    <style:style style:name="P71" style:family="paragraph" style:parent-style-name="Table_20_Contents">
      <style:text-properties officeooo:paragraph-rsid="010e8474"/>
    </style:style>
    <style:style style:name="P72" style:family="paragraph" style:parent-style-name="Table_20_Contents">
      <style:text-properties officeooo:paragraph-rsid="011fee52"/>
    </style:style>
    <style:style style:name="P73" style:family="paragraph" style:parent-style-name="Table_20_Contents">
      <style:text-properties officeooo:paragraph-rsid="01262962"/>
    </style:style>
    <style:style style:name="P74" style:family="paragraph" style:parent-style-name="Table_20_Contents">
      <style:text-properties officeooo:paragraph-rsid="0127770a"/>
    </style:style>
    <style:style style:name="P75" style:family="paragraph" style:parent-style-name="Table_20_Contents">
      <style:text-properties officeooo:paragraph-rsid="012a02c9"/>
    </style:style>
    <style:style style:name="P76" style:family="paragraph" style:parent-style-name="Table_20_Contents">
      <style:text-properties officeooo:paragraph-rsid="012d6f0c"/>
    </style:style>
    <style:style style:name="P77" style:family="paragraph" style:parent-style-name="Table_20_Contents">
      <style:text-properties officeooo:paragraph-rsid="014029c5"/>
    </style:style>
    <style:style style:name="P78" style:family="paragraph" style:parent-style-name="Table_20_Contents">
      <style:text-properties officeooo:paragraph-rsid="01536d5b"/>
    </style:style>
    <style:style style:name="P79" style:family="paragraph" style:parent-style-name="Table_20_Contents">
      <style:text-properties officeooo:paragraph-rsid="010ba44b"/>
    </style:style>
    <style:style style:name="P80" style:family="paragraph" style:parent-style-name="Table_20_Contents">
      <style:text-properties officeooo:paragraph-rsid="0116c433"/>
    </style:style>
    <style:style style:name="P81" style:family="paragraph" style:parent-style-name="Table_20_Contents">
      <style:text-properties officeooo:paragraph-rsid="015fc100"/>
    </style:style>
    <style:style style:name="P82" style:family="paragraph" style:parent-style-name="Table_20_Contents">
      <style:text-properties officeooo:paragraph-rsid="017f7b3e"/>
    </style:style>
    <style:style style:name="P83" style:family="paragraph" style:parent-style-name="Table_20_Contents">
      <style:text-properties officeooo:paragraph-rsid="01924b2d"/>
    </style:style>
    <style:style style:name="P84" style:family="paragraph" style:parent-style-name="Table_20_Contents">
      <style:text-properties officeooo:paragraph-rsid="01c4af9a"/>
    </style:style>
    <style:style style:name="P85" style:family="paragraph" style:parent-style-name="Table_20_Contents">
      <style:text-properties officeooo:paragraph-rsid="01c67a72"/>
    </style:style>
    <style:style style:name="P86" style:family="paragraph" style:parent-style-name="Table_20_Contents">
      <style:text-properties officeooo:paragraph-rsid="01d72fd8"/>
    </style:style>
    <style:style style:name="P87" style:family="paragraph" style:parent-style-name="Table_20_Contents">
      <style:text-properties officeooo:paragraph-rsid="01daa4a7"/>
    </style:style>
    <style:style style:name="P88" style:family="paragraph" style:parent-style-name="Table_20_Contents">
      <style:text-properties officeooo:paragraph-rsid="0072b850"/>
    </style:style>
    <style:style style:name="P89" style:family="paragraph" style:parent-style-name="Table_20_Contents">
      <style:text-properties officeooo:paragraph-rsid="003a1440"/>
    </style:style>
    <style:style style:name="P90" style:family="paragraph" style:parent-style-name="Table_20_Contents">
      <style:text-properties officeooo:paragraph-rsid="0049a42a"/>
    </style:style>
    <style:style style:name="P91" style:family="paragraph" style:parent-style-name="Table_20_Contents">
      <style:text-properties officeooo:paragraph-rsid="01f2ee4b"/>
    </style:style>
    <style:style style:name="P92" style:family="paragraph" style:parent-style-name="Table_20_Contents">
      <style:text-properties officeooo:paragraph-rsid="01f34d1f"/>
    </style:style>
    <style:style style:name="P93" style:family="paragraph" style:parent-style-name="Table_20_Contents">
      <style:text-properties officeooo:paragraph-rsid="02062754"/>
    </style:style>
    <style:style style:name="P94" style:family="paragraph" style:parent-style-name="Table_20_Contents">
      <style:text-properties officeooo:paragraph-rsid="020801da"/>
    </style:style>
    <style:style style:name="P95" style:family="paragraph" style:parent-style-name="Table_20_Contents">
      <style:text-properties officeooo:paragraph-rsid="022a3a56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Contents">
      <style:text-properties officeooo:paragraph-rsid="022f0ff6"/>
    </style:style>
    <style:style style:name="P104" style:family="paragraph" style:parent-style-name="Table_20_Contents">
      <style:text-properties officeooo:paragraph-rsid="0230b508"/>
    </style:style>
    <style:style style:name="P105" style:family="paragraph" style:parent-style-name="Table_20_Contents">
      <style:text-properties officeooo:paragraph-rsid="024d698d"/>
    </style:style>
    <style:style style:name="P106" style:family="paragraph" style:parent-style-name="Table_20_Contents">
      <style:text-properties officeooo:paragraph-rsid="0258ad30"/>
    </style:style>
    <style:style style:name="P107" style:family="paragraph" style:parent-style-name="Table_20_Contents">
      <style:text-properties officeooo:paragraph-rsid="025e6e41"/>
    </style:style>
    <style:style style:name="P108" style:family="paragraph" style:parent-style-name="Table_20_Contents">
      <style:text-properties officeooo:paragraph-rsid="02661f65"/>
    </style:style>
    <style:style style:name="P109" style:family="paragraph" style:parent-style-name="Table_20_Contents">
      <style:text-properties officeooo:paragraph-rsid="0267f9df"/>
    </style:style>
    <style:style style:name="P110" style:family="paragraph" style:parent-style-name="Table_20_Contents">
      <style:text-properties officeooo:paragraph-rsid="026e31be"/>
    </style:style>
    <style:style style:name="P111" style:family="paragraph" style:parent-style-name="Table_20_Contents">
      <style:text-properties officeooo:paragraph-rsid="026e3ebc"/>
    </style:style>
    <style:style style:name="P112" style:family="paragraph" style:parent-style-name="Table_20_Contents">
      <style:text-properties officeooo:paragraph-rsid="026ef928"/>
    </style:style>
    <style:style style:name="P11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style:font-name-complex="Courier New"/>
    </style:style>
    <style:style style:name="T17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2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3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293f9e7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officeooo:rsid="00c77656"/>
    </style:style>
    <style:style style:name="T178" style:family="text">
      <style:text-properties officeooo:rsid="0213f657"/>
    </style:style>
    <style:style style:name="T179" style:family="text">
      <style:text-properties officeooo:rsid="021570c6"/>
    </style:style>
    <style:style style:name="T180" style:family="text">
      <style:text-properties officeooo:rsid="023d069c"/>
    </style:style>
    <style:style style:name="T181" style:family="text">
      <style:text-properties officeooo:rsid="023ec219"/>
    </style:style>
    <style:style style:name="T182" style:family="text">
      <style:text-properties style:font-name="Courier New"/>
    </style:style>
    <style:style style:name="T18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4" style:family="text">
      <style:text-properties officeooo:rsid="02646e91"/>
    </style:style>
    <style:style style:name="T185" style:family="text">
      <style:text-properties officeooo:rsid="0277d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Default_20_Paragraph_20_Font"><text:span text:style-name="T171">Celestra cheatsheet – v</text:span></text:span><text:span text:style-name="Default_20_Paragraph_20_Font"><text:span text:style-name="T173">5</text:span></text:span><text:span text:style-name="Default_20_Paragraph_20_Font"><text:span text:style-name="T172">.</text:span></text:span><text:span text:style-name="Default_20_Paragraph_20_Font"><text:span text:style-name="T175">6</text:span></text:span><text:span text:style-name="Default_20_Paragraph_20_Font"><text:span text:style-name="T174">.</text:span></text:span><text:span text:style-name="Default_20_Paragraph_20_Font"><text:span text:style-name="T176">1</text:span></text:span><text:span text:style-name="Default_20_Paragraph_20_Font"><text:span text:style-name="T17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6">Core API</text:p>
          </table:table-cell>
          <table:table-cell table:style-name="Table1.A1" office:value-type="string">
            <text:p text:style-name="P98">DOM <text:span text:style-name="T184">API</text:span></text:p>
          </table:table-cell>
          <table:table-cell table:style-name="Table1.C1" office:value-type="string">
            <text:p text:style-name="P60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9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09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09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9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9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83"><text:span text:style-name="Source_20_Text"><text:span text:style-name="T32">randomBoolean</text:span></text:span><text:span text:style-name="Source_20_Text"><text:span text:style-name="T51">();</text:span></text:span></text:p>
            <text:p text:style-name="P83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64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64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64"><text:span text:style-name="Source_20_Text"><text:span text:style-name="T31">WORDSAFEALPHABET;</text:span></text:span></text:p>
            <text:p text:style-name="P62"><text:span text:style-name="Source_20_Text"><text:span text:style-name="T32">getUrlVars([str=location.search]);</text:span></text:span></text:p>
            <text:p text:style-name="P62"><text:span text:style-name="Source_20_Text"><text:span text:style-name="T32">obj2string(&lt;object&gt;);</text:span></text:span></text:p>
            <text:p text:style-name="P62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92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92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7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6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6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8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62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62"><text:span text:style-name="Source_20_Text"><text:span text:style-name="T32">qs(&lt;selector&gt;[,context]);</text:span></text:span></text:p>
            <text:p text:style-name="P62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62"><text:span text:style-name="Source_20_Text"><text:span text:style-name="T32">domCreate(&lt;type&gt;[,properties[,innerHTML]]);</text:span></text:span></text:p>
            <text:p text:style-name="P62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62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7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62"><text:span text:style-name="Source_20_Text"><text:span text:style-name="T32">domSetCSS(&lt;element&gt;,&lt;property&gt;,&lt;value&gt;);</text:span></text:span></text:p>
            <text:p text:style-name="P62"><text:span text:style-name="Source_20_Text"><text:span text:style-name="T32">domSetCSS(&lt;element&gt;,&lt;properties&gt;);</text:span></text:span></text:p>
            <text:p text:style-name="P62"><text:span text:style-name="Source_20_Text"><text:span text:style-name="T32">domFadeIn(&lt;element&gt;[,duration[,display]]);</text:span></text:span></text:p>
            <text:p text:style-name="P62"><text:span text:style-name="Source_20_Text"><text:span text:style-name="T32">domFadeOut(&lt;element&gt;[,duration]);</text:span></text:span></text:p>
            <text:p text:style-name="P62"><text:span text:style-name="Source_20_Text"><text:span text:style-name="T32">domFadeToggle(&lt;elem.&gt;[,duration[,display]]);</text:span></text:span></text:p>
            <text:p text:style-name="P74"><text:span text:style-name="Source_20_Text"><text:span text:style-name="T32">domShow(&lt;element&gt;[,display]);</text:span></text:span></text:p>
            <text:p text:style-name="P74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62"><text:span text:style-name="Source_20_Text"><text:span text:style-name="T32">domToggle(&lt;element&gt;[,display]);</text:span></text:span></text:p>
            <text:p text:style-name="P62"><text:span text:style-name="Source_20_Text"><text:span text:style-name="T32">domIsHidden(&lt;element&gt;);</text:span></text:span></text:p>
            <text:p text:style-name="P110"><text:span text:style-name="Source_20_Text"><text:span text:style-name="T63">domScrollToTop();</text:span></text:span></text:p>
            <text:p text:style-name="P110"><text:span text:style-name="Source_20_Text"><text:span text:style-name="T64">domScrollToBottom();</text:span></text:span></text:p>
            <text:p text:style-name="P62"><text:span text:style-name="Source_20_Text"><text:span text:style-name="T32">domScrollToElement(&lt;element&gt;[,top=true]);<text:line-break/>domSiblings(&lt;element&gt;);</text:span></text:span></text:p>
            <text:p text:style-name="P62"><text:span text:style-name="Source_20_Text"><text:span text:style-name="T32">domSiblingsPrev(&lt;element&gt;);</text:span></text:span></text:p>
            <text:p text:style-name="P78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62"><text:span text:style-name="Source_20_Text"><text:span text:style-name="T32">domSiblingsNext(&lt;element&gt;);</text:span></text:span></text:p>
            <text:p text:style-name="P78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63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62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82"><text:span text:style-name="Source_20_Text"/></text:p>
            <text:p text:style-name="P82"><text:span text:style-name="Source_20_Text"><text:span text:style-name="T32">importScript(&lt;script1&gt;[,scriptN]);</text:span></text:span></text:p>
            <text:p text:style-name="P82"><text:span text:style-name="Source_20_Text"><text:span text:style-name="T32">importStyle(&lt;style1&gt;[,styleN]);</text:span></text:span></text:p>
            <text:p text:style-name="P62"><text:span text:style-name="Source_20_Text"/></text:p>
            <text:p text:style-name="P62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74"><text:span text:style-name="Source_20_Text"><text:span text:style-name="T32">setFullscreenOff();</text:span></text:span></text:p>
            <text:p text:style-name="P74"><text:span text:style-name="Source_20_Text"><text:span text:style-name="T32">getFullscreen();<text:line-break/></text:span></text:span></text:p>
            <text:p text:style-name="P85"><text:span text:style-name="Source_20_Text"><text:span text:style-name="T32">form2array(&lt;form&gt;);</text:span></text:span></text:p>
            <text:p text:style-name="P85"><text:span text:style-name="Source_20_Text"><text:span text:style-name="T32">form2string(&lt;form&gt;);</text:span></text:span></text:p>
            <text:p text:style-name="P62"><text:span text:style-name="Source_20_Text"><text:span text:style-name="T32">getDoNotTrack();</text:span></text:span></text:p>
            <text:p text:style-name="P105"><text:span text:style-name="Source_20_Text"><text:span text:style-name="T32">getLocation(&lt;success&gt;[,error]);</text:span></text:span></text:p>
            <text:p text:style-name="P105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8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68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6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6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65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8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73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75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92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2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92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2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91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91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3"><text:span text:style-name="Source_20_Text"><text:span text:style-name="T32">isPlainObject(&lt;value&gt;);</text:span></text:span></text:p>
            <text:p text:style-name="P91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91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6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72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75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4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5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8"><text:span text:style-name="Source_20_Text"><text:span text:style-name="T32">isArraylike(&lt;value&gt;);</text:span></text:span></text:p>
            <text:p text:style-name="P87"><text:span text:style-name="Source_20_Text"><text:span text:style-name="T32">isTypedArray(&lt;value&gt;);</text:span></text:span></text:p>
            <text:p text:style-name="P87"><text:span text:style-name="Source_20_Text"><text:span text:style-name="T32">isArrayBuffer(&lt;value&gt;);</text:span></text:span></text:p>
            <text:p text:style-name="P91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1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1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91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5"><text:span text:style-name="Source_20_Text"><text:span text:style-name="T32">isEmptyObject(&lt;value&gt;);</text:span></text:span></text:p>
            <text:p text:style-name="P75"><text:span text:style-name="Source_20_Text"><text:span text:style-name="T32">isEmptyArray(&lt;value&gt;);</text:span></text:span></text:p>
            <text:p text:style-name="P75"><text:span text:style-name="Source_20_Text"><text:span text:style-name="T32">isEmptyMap(&lt;value&gt;);</text:span></text:span></text:p>
            <text:p text:style-name="P75"><text:span text:style-name="Source_20_Text"><text:span text:style-name="T32">isEmptySet(&lt;value&gt;);</text:span></text:span></text:p>
            <text:p text:style-name="P75"><text:span text:style-name="Source_20_Text"><text:span text:style-name="T32">isEmptyIterator(&lt;value&gt;);</text:span></text:span></text:p>
            <text:p text:style-name="P74"><text:span text:style-name="Source_20_Text"><text:span text:style-name="T32">isSameObject(&lt;object1&gt;,&lt;object2&gt;);</text:span></text:span></text:p>
            <text:p text:style-name="P74"><text:span text:style-name="Source_20_Text"><text:span text:style-name="T32">isSameArray(&lt;array1&gt;,&lt;array2&gt;);</text:span></text:span></text:p>
            <text:p text:style-name="P74"><text:span text:style-name="Source_20_Text"><text:span text:style-name="T32">isSameMap(&lt;map1&gt;,&lt;map2&gt;);</text:span></text:span></text:p>
            <text:p text:style-name="P74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74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9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11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11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11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11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12"><text:span text:style-name="Source_20_Text"><text:span text:style-name="T32">strCodePoints(&lt;string&gt;);</text:span></text:span></text:p>
            <text:p text:style-name="P112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12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11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12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12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101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4">t</text:span></text:span><text:span text:style-name="Source_20_Text"><text:span text:style-name="T138">&gt;,&lt;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38">c</text:span></text:span><text:span text:style-name="Source_20_Text"><text:span text:style-name="T149">e</text:span></text:span><text:span text:style-name="Source_20_Text"><text:span text:style-name="T138">1&gt;[,</text:span></text:span><text:span text:style-name="Source_20_Text"><text:span text:style-name="T144">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49">ce</text:span></text:span><text:span text:style-name="Source_20_Text"><text:span text:style-name="T138">N]);</text:span></text:span></text:p>
            <text:p text:style-name="P24"><text:span text:style-name="Source_20_Text"><text:span text:style-name="T138">arrayUnique(&lt;collection&gt;);</text:span></text:span></text:p>
            <text:p text:style-name="P24"><text:span text:style-name="Source_20_Text"><text:span text:style-name="T158">arrayAdd</text:span></text:span><text:span text:style-name="Source_20_Text"><text:span text:style-name="T138">(&lt;array&gt;,&lt;value&gt;);</text:span></text:span></text:p>
            <text:p text:style-name="P24"><text:span text:style-name="Source_20_Text"><text:span text:style-name="T138">arrayClear(&lt;array&gt;); </text:span></text:span></text:p>
            <text:p text:style-name="P24"><text:span text:style-name="Source_20_Text"><text:span text:style-name="T157">arrayRemove(&lt;array&gt;,&lt;value&gt;[,all</text:span></text:span><text:span text:style-name="Source_20_Text"><text:span text:style-name="T159">=false</text:span></text:span><text:span text:style-name="Source_20_Text"><text:span text:style-name="T157">]);</text:span></text:span></text:p>
            <text:p text:style-name="P28"><text:span text:style-name="Source_20_Text"><text:span text:style-name="T157">arrayRemove</text:span></text:span><text:span text:style-name="Source_20_Text"><text:span text:style-name="T160">By</text:span></text:span><text:span text:style-name="Source_20_Text"><text:span text:style-name="T157">(&lt;array&gt;,&lt;</text:span></text:span><text:span text:style-name="Source_20_Text"><text:span text:style-name="T160">callback</text:span></text:span><text:span text:style-name="Source_20_Text"><text:span text:style-name="T157">&gt;[,all</text:span></text:span><text:span text:style-name="Source_20_Text"><text:span text:style-name="T159">=false</text:span></text:span><text:span text:style-name="Source_20_Text"><text:span text:style-name="T157">]);</text:span></text:span></text:p>
            <text:p text:style-name="P70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71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71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71"><text:span text:style-name="Source_20_Text"/></text:p>
            <text:p text:style-name="P70"><text:span text:style-name="Source_20_Text"><text:span text:style-name="T8">iterRange([start=0[,step=1[,end=Infinity]]]);</text:span></text:span></text:p>
            <text:p text:style-name="P70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70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9"><text:span text:style-name="Source_20_Text"/></text:p>
            <text:p text:style-name="P69"><text:span text:style-name="Source_20_Text"><text:span text:style-name="T7">arrayUnion(&lt;collection1&gt;[,collectionN]);</text:span></text:span></text:p>
            <text:p text:style-name="P69"><text:span text:style-name="Source_20_Text"><text:span text:style-name="T7">arrayIntersection(&lt;collection1&gt;,&lt;collection2&gt;);</text:span></text:span></text:p>
            <text:p text:style-name="P69"><text:span text:style-name="Source_20_Text"><text:span text:style-name="T7">arrayDifference(&lt;collection1&gt;,&lt;collection2&gt;);</text:span></text:span></text:p>
            <text:p text:style-name="P69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9"><text:span text:style-name="Source_20_Text"/></text:p>
            <text:p text:style-name="P69"><text:span text:style-name="Source_20_Text"><text:span text:style-name="T7">setUnion(&lt;collection1&gt;[,collectionN]);</text:span></text:span></text:p>
            <text:p text:style-name="P69"><text:span text:style-name="Source_20_Text"><text:span text:style-name="T7">setIntersection(&lt;set1&gt;,&lt;set2&gt;);</text:span></text:span></text:p>
            <text:p text:style-name="P69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69"><text:span text:style-name="Source_20_Text"/></text:p>
            <text:p text:style-name="P69"><text:span text:style-name="Source_20_Text"><text:span text:style-name="T7">isSuperset(&lt;superCollection&gt;,&lt;subCollection&gt;);</text:span></text:span></text:p>
            <text:p text:style-name="P69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9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70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81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40"><text:span text:style-name="Source_20_Text"/></text:p>
            <text:p text:style-name="P19"><text:span text:style-name="Source_20_Text"><text:span text:style-name="T148">shuffle(&lt;collection&gt;);</text:span></text:span></text:p>
            <text:p text:style-name="P25"><text:span text:style-name="Source_20_Text"><text:span text:style-name="T138">min(&lt;</text:span></text:span><text:span text:style-name="Source_20_Text"><text:span text:style-name="T145">value1&gt;[,valueN]</text:span></text:span><text:span text:style-name="Source_20_Text"><text:span text:style-name="T138">);</text:span></text:span></text:p>
            <text:p text:style-name="P1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73"><text:span text:style-name="Source_20_Text"/></text:p>
            <text:p text:style-name="P73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6"><text:span text:style-name="Source_20_Text"><text:span text:style-name="T87"/></text:span></text:p>
            <text:p text:style-name="P79"><text:span text:style-name="Source_20_Text"><text:span text:style-name="T7">item(&lt;collection&gt;,&lt;index&gt;);</text:span></text:span></text:p>
            <text:p text:style-name="P80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6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6"><text:span text:style-name="Source_20_Text"><text:span text:style-name="T138"/></text:span></text:p>
            <text:p text:style-name="P39"><text:span text:style-name="Source_20_Text"><text:span text:style-name="T138">Array.fromAsync(); </text:span></text:span></text:p>
            <text:p text:style-name="P39"><text:span text:style-name="Source_20_Text"><text:span text:style-name="T138"><text:line-break/>Array.prototype.toRevers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ort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plic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with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crypto.randomUUID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globalThis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Map.groupBy();</text:span></text:span></text:p>
            <text:p text:style-name="P38"><text:span text:style-name="Source_20_Text"><text:span text:style-name="T138"/></text:span></text:p>
            <text:p text:style-name="P30"><text:span text:style-name="Source_20_Text"><text:span text:style-name="T161">Object.groupBy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Object</text:span></text:span><text:span text:style-name="Source_20_Text"><text:span text:style-name="T147">.</text:span></text:span><text:span text:style-name="Source_20_Text"><text:span text:style-name="T140">hasOwn();</text:span></text:span></text:p>
            <text:p text:style-name="P30"><text:span text:style-name="Source_20_Text"><text:span text:style-name="T138"/></text:span></text:p>
            <text:p text:style-name="P27"><text:span text:style-name="Source_20_Text"><text:span text:style-name="T183">TypedArray.prototype.toReversed();</text:span></text:span><text:span text:style-name="T7"/></text:p>
            <text:p text:style-name="P27"><text:span text:style-name="Source_20_Text"><text:span text:style-name="T183"/></text:span></text:p>
            <text:p text:style-name="P27"><text:span text:style-name="Source_20_Text"><text:span text:style-name="T183">TypedArray.prototype.toSorted();</text:span></text:span><text:span text:style-name="T7"/></text:p>
            <text:p text:style-name="P27"><text:span text:style-name="Source_20_Text"><text:span text:style-name="T183"/></text:span></text:p>
            <text:p text:style-name="P27"><text:span text:style-name="Source_20_Text"><text:span text:style-name="T183">TypedArray.prototype.with();</text:span></text:span></text:p>
            <text:p text:style-name="P27"><text:span text:style-name="Source_20_Text"><text:span text:style-name="T7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102"><text:span text:style-name="T177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22"><text:span text:style-name="Source_20_Text"><text:span text:style-name="T138"/></text:span></text:p>
            <text:p text:style-name="P22"><text:span text:style-name="Source_20_Text"><text:span text:style-name="T138">BigInt.prototype.toJSON();</text:span></text:span></text:p>
            <text:p text:style-name="P36"><text:span text:style-name="Source_20_Text"><text:span text:style-name="T139"/></text:span></text:p>
            <text:p text:style-name="P36"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</text:span></text:span></text:p>
            <text:p text:style-name="P36"><text:span text:style-name="Source_20_Text"><text:span text:style-name="T138"/></text:span></text:p>
            <text:p text:style-name="P36"><text:span text:style-name="Source_20_Text"><text:span text:style-name="T138">GeneratorFunction();</text:span></text:span></text:p>
            <text:p text:style-name="P36"><text:span text:style-name="Source_20_Text"><text:span text:style-name="T138"/></text:span></text:p>
          </table:table-cell>
        </table:table-row>
      </table:table>
      <text:p text:style-name="P48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52">Math <text:span text:style-name="T184">API</text:span></text:p>
          </table:table-cell>
          <table:covered-table-cell/>
          <table:table-cell table:style-name="Table2.C1" office:value-type="string">
            <text:p text:style-name="P99">Abstract <text:span text:style-name="T184">API</text:span></text:p>
          </table:table-cell>
        </table:table-row>
        <table:table-row>
          <table:table-cell table:style-name="Table2.A2" table:number-rows-spanned="2" office:value-type="string">
            <text:p text:style-name="P49"/>
            <text:p text:style-name="P49">sum(&lt;value1&gt;[,valueN]);</text:p>
            <text:p text:style-name="P49">avg(&lt;value1&gt;[,valueN]);</text:p>
            <text:p text:style-name="P49">product(&lt;value1&gt;[,valueN]);</text:p>
            <text:p text:style-name="P49"/>
            <text:p text:style-name="P49">clamp(&lt;value&gt;,&lt;min&gt;,&lt;max&gt;);</text:p>
            <text:p text:style-name="P51"><text:span text:style-name="T185">minmax</text:span>(&lt;value&gt;,&lt;min&gt;,&lt;max&gt;);</text:p>
            <text:p text:style-name="P49"/>
            <text:p text:style-name="P50">isEven(&lt;value&gt;);</text:p>
            <text:p text:style-name="P50">isOdd(&lt;val<text:span text:style-name="T180">ue</text:span>&gt;);</text:p>
            <text:p text:style-name="P50"/>
            <text:p text:style-name="P106"><text:span text:style-name="Source_20_Text"><text:span text:style-name="T32">randomInt([max]);</text:span></text:span></text:p>
            <text:p text:style-name="P107"><text:span text:style-name="Source_20_Text"><text:span text:style-name="T32">randomInt(&lt;min&gt;,&lt;max&gt;);</text:span></text:span></text:p>
            <text:p text:style-name="P107"><text:span text:style-name="Source_20_Text"/></text:p>
            <text:p text:style-name="P106"><text:span text:style-name="Source_20_Text"><text:span text:style-name="T170">randomFloat([max]);</text:span></text:span></text:p>
            <text:p text:style-name="P107"><text:span text:style-name="Source_20_Text"><text:span text:style-name="T170">randomFloat(&lt;min&gt;,&lt;max&gt;);</text:span></text:span></text:p>
            <text:p text:style-name="P106"><text:span text:style-name="Source_20_Text"/></text:p>
            <text:p text:style-name="P106"><text:span text:style-name="Source_20_Text"><text:span text:style-name="T32">inRange(&lt;value&gt;,&lt;min&gt;,&lt;max&gt;);</text:span></text:span></text:p>
            <text:p text:style-name="P106"><text:span text:style-name="Source_20_Text"/></text:p>
            <text:p text:style-name="P106"><text:span text:style-name="Source_20_Text"><text:span text:style-name="T48">signbit(&lt;value&gt;);</text:span></text:span></text:p>
            <text:p text:style-name="P54"/>
          </table:table-cell>
          <table:table-cell table:style-name="Table2.B2" office:value-type="string">
            <text:p text:style-name="P49"/>
            <text:p text:style-name="P57"><text:span text:style-name="T181">t</text:span>oInt8(&lt;value&gt;);</text:p>
            <text:p text:style-name="P57">toUInt8(&lt;value&gt;);</text:p>
            <text:p text:style-name="P57">toInt16(&lt;value&gt;);</text:p>
            <text:p text:style-name="P57">toUInt<text:span text:style-name="T178">1</text:span>6(&lt;value&gt;);</text:p>
            <text:p text:style-name="P57">toInt32(&lt;value&gt;);</text:p>
            <text:p text:style-name="P57">toUInt32(&lt;value&gt;;</text:p>
            <text:p text:style-name="P57">toBigInt64(&lt;value&gt;);</text:p>
            <text:p text:style-name="P57">toBigUInt64(&lt;value&gt;);</text:p>
            <text:p text:style-name="P55">toFloat32(&lt;value&gt;);</text:p>
            <text:p text:style-name="P57"/>
          </table:table-cell>
          <table:table-cell table:style-name="Table2.C2" table:number-rows-spanned="2" office:value-type="string">
            <text:p text:style-name="P30"><text:span text:style-name="Source_20_Text"/></text:p>
            <text:p text:style-name="P31"><text:span text:style-name="Source_20_Text"><text:span text:style-name="T150">get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1"><text:span text:style-name="Source_20_Text"><text:span text:style-name="T150">getInV(&lt;</text:span></text:span><text:span text:style-name="Source_20_Text"><text:span text:style-name="T166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4"><text:span text:style-name="Source_20_Text"><text:span text:style-name="T150">has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4"><text:span text:style-name="Source_20_Text"><text:span text:style-name="T150">setIn(&lt;</text:span></text:span><text:span text:style-name="Source_20_Text"><text:span text:style-name="T162">o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63">v</text:span></text:span><text:span text:style-name="Source_20_Text"><text:span text:style-name="T162">alue</text:span></text:span><text:span text:style-name="Source_20_Text"><text:span text:style-name="T150">&gt;);</text:span></text:span></text:p>
            <text:p text:style-name="P35"><text:span text:style-name="Source_20_Text"/></text:p>
            <text:p text:style-name="P33"><text:span text:style-name="Source_20_Text"><text:span text:style-name="T153">to</text:span></text:span><text:span text:style-name="Source_20_Text"><text:span text:style-name="T152">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3"><text:span text:style-name="Source_20_Text"><text:span text:style-name="T150">toPropertyKey(&lt;</text:span></text:span><text:span text:style-name="Source_20_Text"><text:span text:style-name="T165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3"><text:span text:style-name="Source_20_Text"><text:span text:style-name="T154">toInteger(&lt;val</text:span></text:span><text:span text:style-name="Source_20_Text"><text:span text:style-name="T156">ue</text:span></text:span><text:span text:style-name="Source_20_Text"><text:span text:style-name="T154">&gt;);</text:span></text:span></text:p>
            <text:p text:style-name="P32"><text:span text:style-name="Source_20_Text"><text:span text:style-name="T155">toArray(v</text:span></text:span><text:span text:style-name="Source_20_Text"><text:span text:style-name="T156">alue</text:span></text:span><text:span text:style-name="Source_20_Text"><text:span text:style-name="T155">);</text:span></text:span></text:p>
            <text:p text:style-name="P30"><text:span text:style-name="Source_20_Text"><text:span text:style-name="T150">toObject(&lt;</text:span></text:span><text:span text:style-name="Source_20_Text"><text:span text:style-name="T162">value</text:span></text:span><text:span text:style-name="Source_20_Text"><text:span text:style-name="T150">&gt;);</text:span></text:span></text:p>
            <text:p text:style-name="P30"><text:span text:style-name="Source_20_Text"/></text:p>
            <text:p text:style-name="P32"><text:span text:style-name="Source_20_Text"><text:span text:style-name="T152">is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2"><text:span text:style-name="Source_20_Text"><text:span text:style-name="T150">isPropertyKey(&lt;</text:span></text:span><text:span text:style-name="Source_20_Text"><text:span text:style-name="T165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2"><text:span text:style-name="Source_20_Text"><text:span text:style-name="T150">isSameValue(&lt;</text:span></text:span><text:span text:style-name="Source_20_Text"><text:span text:style-name="T167">v</text:span></text:span><text:span text:style-name="Source_20_Text"><text:span text:style-name="T156">alue</text:span></text:span><text:span text:style-name="Source_20_Text"><text:span text:style-name="T167">1</text:span></text:span><text:span text:style-name="Source_20_Text"><text:span text:style-name="T150">&gt;,&lt;</text:span></text:span><text:span text:style-name="Source_20_Text"><text:span text:style-name="T167">v</text:span></text:span><text:span text:style-name="Source_20_Text"><text:span text:style-name="T156">alue</text:span></text:span><text:span text:style-name="Source_20_Text"><text:span text:style-name="T167">2</text:span></text:span><text:span text:style-name="Source_20_Text"><text:span text:style-name="T150">&gt;);</text:span></text:span></text:p>
            <text:p text:style-name="P29"><text:span text:style-name="Source_20_Text"><text:span text:style-name="T150">isSameValueZero(&lt;</text:span></text:span><text:span text:style-name="Source_20_Text"><text:span text:style-name="T162">value1</text:span></text:span><text:span text:style-name="Source_20_Text"><text:span text:style-name="T150">&gt;,&lt;</text:span></text:span><text:span text:style-name="Source_20_Text"><text:span text:style-name="T162">value2</text:span></text:span><text:span text:style-name="Source_20_Text"><text:span text:style-name="T150">&gt;);</text:span></text:span></text:p>
            <text:p text:style-name="P29"><text:span text:style-name="Source_20_Text"><text:span text:style-name="T150">isSameValueNonNumber(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1</text:span></text:span><text:span text:style-name="Source_20_Text"><text:span text:style-name="T150">&gt;,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2</text:span></text:span><text:span text:style-name="Source_20_Text"><text:span text:style-name="T150">&gt;);</text:span></text:span></text:p>
            <text:p text:style-name="P29"><text:span text:style-name="Source_20_Text"/></text:p>
            <text:p text:style-name="P32"><text:span text:style-name="Source_20_Text"><text:span text:style-name="T151">type(&lt;value&gt;);</text:span></text:span></text:p>
            <text:p text:style-name="P32"><text:span text:style-name="Source_20_Text"><text:span text:style-name="T150">createData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2"><text:span text:style-name="Source_20_Text"><text:span text:style-name="T150">createMethod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2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9"/>
            <text:p text:style-name="P56">isInt8(&lt;value&gt;);</text:p>
            <text:p text:style-name="P56">isUInt8(&lt;value&gt;);</text:p>
            <text:p text:style-name="P56">isInt16(&lt;value&gt;);</text:p>
            <text:p text:style-name="P56">isUInt16(&lt;value&gt;);</text:p>
            <text:p text:style-name="P56">isInt32(&lt;value&gt;);</text:p>
            <text:p text:style-name="P56">isUInt32(&lt;value&gt;);</text:p>
            <text:p text:style-name="P56">isBigInt64(&lt;value&gt;);</text:p>
            <text:p text:style-name="P58"><text:span text:style-name="T179">i</text:span>sBigUInt64(&lt;value&gt;);</text:p>
            <text:p text:style-name="P58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61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94"><text:span text:style-name="Source_20_Text"><text:span text:style-name="T32">getCookie([name]);</text:span></text:span></text:p>
            <text:p text:style-name="P94"><text:span text:style-name="Source_20_Text"><text:span text:style-name="T32">hasCookie(&lt;name&gt;);</text:span></text:span></text:p>
            <text:p text:style-name="P95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95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3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95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3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7">AJAX and CORS <text:span text:style-name="T184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104"><text:span text:style-name="Source_20_Text"><text:span text:style-name="T32">getText(&lt;url&gt;,&lt;success&gt;);</text:span></text:span></text:p>
            <text:p text:style-name="P104"><text:span text:style-name="Source_20_Text"><text:span text:style-name="T32">getJson(&lt;url&gt;,&lt;success&gt;);</text:span></text:span></text:p>
            <text:p text:style-name="P103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90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5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3">V3.1.0</text:p>
          </table:table-cell>
          <table:table-cell table:style-name="Table3.A2" office:value-type="string">
            <text:p text:style-name="P53">v3.8.0</text:p>
          </table:table-cell>
          <table:table-cell table:style-name="Table3.C2" office:value-type="string">
            <text:p text:style-name="P100">v5.6.0</text:p>
          </table:table-cell>
        </table:table-row>
        <table:table-row>
          <table:table-cell table:style-name="Table3.A3" office:value-type="string">
            <text:p text:style-name="P41">Array.from();</text:p>
            <text:p text:style-name="P41">Array.of();</text:p>
            <text:p text:style-name="P37">Array.prototype.copyWithin();</text:p>
            <text:p text:style-name="P37">Array.prototype.fill();</text:p>
            <text:p text:style-name="P41">Array.prototype.find();</text:p>
            <text:p text:style-name="P41">Array.prototype.findIndex();</text:p>
            <text:p text:style-name="P41">Object.create();</text:p>
            <text:p text:style-name="P37">String.fromCodePoint();</text:p>
            <text:p text:style-name="P37">String.prototype.codePointAt();</text:p>
            <text:p text:style-name="P45">String.prototype.endsWith();</text:p>
            <text:p text:style-name="P37">String.prototype.startsWith();</text:p>
            <text:p text:style-name="P41"/>
            <text:p text:style-name="P43">Math.acosh();</text:p>
            <text:p text:style-name="P43">Math.asinh();</text:p>
            <text:p text:style-name="P43">Math.atanh();</text:p>
            <text:p text:style-name="P43">Math.cbrt();</text:p>
            <text:p text:style-name="P43">Math.clz32();</text:p>
            <text:p text:style-name="P43">Math.cosh();</text:p>
            <text:p text:style-name="P43">Math.expm1();</text:p>
            <text:p text:style-name="P43">Math.fround();</text:p>
            <text:p text:style-name="P43">Math.hypot();</text:p>
            <text:p text:style-name="P43">Math.imul();</text:p>
            <text:p text:style-name="P43">Math.log1p();</text:p>
            <text:p text:style-name="P43">Math.log10();</text:p>
            <text:p text:style-name="P43">Math.log2();</text:p>
            <text:p text:style-name="P43">Math.sign();</text:p>
            <text:p text:style-name="P43">Math.sinh();</text:p>
            <text:p text:style-name="P43">Math.tanh();</text:p>
            <text:p text:style-name="P43">Math.trunc();</text:p>
            <text:p text:style-name="P43"/>
            <text:p text:style-name="P41">Number.EPSILON;</text:p>
            <text:p text:style-name="P44">Number.isNaN();</text:p>
            <text:p text:style-name="P44">isNaN();</text:p>
            <text:p text:style-name="P41">Number.isInteger();</text:p>
            <text:p text:style-name="P41">Number.isFinite();</text:p>
            <text:p text:style-name="P41">Number.isSafeInteger();</text:p>
            <text:p text:style-name="P41">Number.parseInt();</text:p>
            <text:p text:style-name="P41">Number.parseFloat();</text:p>
          </table:table-cell>
          <table:table-cell table:style-name="Table3.B3" office:value-type="string">
            <text:p text:style-name="P37"><text:span text:style-name="Source_20_Text"><text:span text:style-name="T182"/></text:span></text:p>
            <text:p text:style-name="P42"><text:span text:style-name="Source_20_Text"><text:span text:style-name="T182">Array.prototype.values();</text:span></text:span></text:p>
            <text:p text:style-name="P42"><text:span text:style-name="Source_20_Text"><text:span text:style-name="T182"/></text:span></text:p>
            <text:p text:style-name="P42"><text:span text:style-name="Source_20_Text"><text:span text:style-name="T182">Array.prototype.includes();</text:span></text:span></text:p>
            <text:p text:style-name="P42"/>
            <text:p text:style-name="P45"><text:span text:style-name="Source_20_Text"><text:span text:style-name="T182">ChildNode.after();</text:span></text:span><text:line-break/><text:span text:style-name="Source_20_Text"><text:span text:style-name="T182">ChildNode.before();</text:span></text:span><text:line-break/><text:span text:style-name="Source_20_Text"><text:span text:style-name="T182">ChildNode.remove();</text:span></text:span><text:line-break/><text:span text:style-name="Source_20_Text"><text:span text:style-name="T182">ChildNode.replaceWith();</text:span></text:span></text:p>
            <text:p text:style-name="P42"/>
            <text:p text:style-name="P45"><text:span text:style-name="Source_20_Text"><text:span text:style-name="T182">Element.prototype.closest();<text:line-break/>Element.prototype.getAttributeNames();</text:span></text:span></text:p>
            <text:p text:style-name="P45"><text:span text:style-name="Source_20_Text"><text:span text:style-name="T182">Element.prototype.matches();</text:span></text:span></text:p>
            <text:p text:style-name="P45"><text:span text:style-name="Source_20_Text"><text:span text:style-name="T182">Element.prototype.toggleAttribute();</text:span></text:span></text:p>
            <text:p text:style-name="P42"/>
            <text:p text:style-name="P45"><text:span text:style-name="Source_20_Text"><text:span text:style-name="T182">ParentNode.append();</text:span></text:span></text:p>
            <text:p text:style-name="P45"><text:span text:style-name="Source_20_Text"><text:span text:style-name="T182"/></text:span></text:p>
            <text:p text:style-name="P45"><text:span text:style-name="Source_20_Text"><text:span text:style-name="T182">ParentNode.prepend();</text:span></text:span><text:line-break/><text:line-break/><text:span text:style-name="Source_20_Text"><text:span text:style-name="T182">String.prototype[Symbol.iterator]();</text:span></text:span></text:p>
            <text:p text:style-name="P42"><text:span text:style-name="Source_20_Text"><text:span text:style-name="T182">String.prototype.includes();</text:span></text:span></text:p>
            <text:p text:style-name="P42"><text:span text:style-name="Source_20_Text"><text:span text:style-name="T182">String.prototype.repeat();</text:span></text:span><text:line-break/></text:p>
            <text:p text:style-name="P37"><text:span text:style-name="Source_20_Text"><text:span text:style-name="T182">NodeList.prototype.forEach();</text:span></text:span><text:line-break/></text:p>
            <text:p text:style-name="P42"><text:span text:style-name="Source_20_Text"><text:span text:style-name="T182">Object.assign();</text:span></text:span></text:p>
            <text:p text:style-name="P42"><text:span text:style-name="Source_20_Text"><text:span text:style-name="T182"/></text:span></text:p>
            <text:p text:style-name="P45"><text:span text:style-name="Source_20_Text"><text:span text:style-name="T182">Object.entries();</text:span></text:span><text:line-break/></text:p>
            <text:p text:style-name="P45"><text:span text:style-name="Source_20_Text"><text:span text:style-name="T182">Object.getOwnPropertyDescriptors();</text:span></text:span><text:line-break/></text:p>
            <text:p text:style-name="P45"><text:span text:style-name="Source_20_Text"><text:span text:style-name="T182">Object.values();</text:span></text:span><text:line-break/></text:p>
            <text:p text:style-name="P37"><text:span text:style-name="Source_20_Text"><text:span text:style-name="T182">RegExp.prototype.flags;</text:span></text:span><text:line-break/></text:p>
            <text:p text:style-name="P37"><text:span text:style-name="Source_20_Text"><text:span text:style-name="T182">window.screenLeft;</text:span></text:span><text:line-break/><text:span text:style-name="Source_20_Text"><text:span text:style-name="T182">window.screenTop;</text:span></text:span></text:p>
            <text:p text:style-name="P37"><text:span text:style-name="Source_20_Text"><text:span text:style-name="T182"/></text:span></text:p>
          </table:table-cell>
          <table:table-cell table:style-name="Table3.C3" office:value-type="string">
            <text:p text:style-name="P41"/>
            <text:p text:style-name="P41">Array.prototype.at();</text:p>
            <text:p text:style-name="P41"/>
            <text:p text:style-name="P41">Array.prototype.findLast();</text:p>
            <text:p text:style-name="P41">Array.prototype.findLastIndex();</text:p>
            <text:p text:style-name="P41"/>
            <text:p text:style-name="P41">Array.prototype.flat();</text:p>
            <text:p text:style-name="P41">Array.prototype.flatMap();</text:p>
            <text:p text:style-name="P41"/>
            <text:p text:style-name="P41">Array.prototype.group();</text:p>
            <text:p text:style-name="P41">Array.prototype.groupToMap();</text:p>
            <text:p text:style-name="P41"/>
            <text:p text:style-name="P41">Number.MIN_SAFE_INTEGER;</text:p>
            <text:p text:style-name="P41">Number.MAX_SAFE_INTEGER;</text:p>
            <text:p text:style-name="P41"/>
            <text:p text:style-name="P41">Object.fromEntries();</text:p>
            <text:p text:style-name="P41"/>
            <text:p text:style-name="P41">Object.is();</text:p>
            <text:p text:style-name="P41"/>
            <text:p text:style-name="P41">String.prototype.at();</text:p>
            <text:p text:style-name="P41"/>
            <text:p text:style-name="P41">String.prototype.matchAll();</text:p>
            <text:p text:style-name="P41"/>
            <text:p text:style-name="P41">String.prototype.padStart();</text:p>
            <text:p text:style-name="P41">String.prototype.padEnd();</text:p>
            <text:p text:style-name="P41"/>
            <text:p text:style-name="P41">String.prototype.replaceAll();</text:p>
            <text:p text:style-name="P41"/>
            <text:p text:style-name="P41">String.prototype.trimStart();</text:p>
            <text:p text:style-name="P41">String.prototype.trimLeft();</text:p>
            <text:p text:style-name="P41">String.prototype.trimEnd();</text:p>
            <text:p text:style-name="P41">String.prototype.trimRight();</text:p>
            <text:p text:style-name="P41"/>
            <text:p text:style-name="P41">Typedarray.prototype.at();</text:p>
            <text:p text:style-name="P41"/>
            <text:p text:style-name="P41">TypedArray.prototype.findLast();</text:p>
            <text:p text:style-name="P41">TypedArray.prototype.findLastIndex();</text:p>
            <text:p text:style-name="P41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Czigler, Ferenc</meta:initial-creator>
    <meta:creation-date>2018-01-01T17:18:00Z</meta:creation-date>
    <dc:date>2023-11-01T17:13:40.451000000</dc:date>
    <meta:print-date>2023-10-23T15:20:16.109000000</meta:print-date>
    <meta:editing-cycles>796</meta:editing-cycles>
    <meta:editing-duration>PT18H17M42S</meta:editing-duration>
    <meta:printed-by>PDF files</meta:printed-by>
    <meta:document-statistic meta:table-count="4" meta:image-count="0" meta:object-count="0" meta:page-count="4" meta:paragraph-count="337" meta:word-count="457" meta:character-count="9613" meta:non-whitespace-character-count="9465"/>
    <meta:template xlink:type="simple" xlink:actuate="onRequest" xlink:title="" xlink:href="Normal.dotm"/>
  </office:meta>
</office:document-meta>
</file>